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0028in" style:rel-column-width="8762*"/>
    </style:style>
    <style:style style:name="Table1.B" style:family="table-column">
      <style:table-column-properties style:column-width="2.6806in" style:rel-column-width="23422*"/>
    </style:style>
    <style:style style:name="Table1.C" style:family="table-column">
      <style:table-column-properties style:column-width="1.0701in" style:rel-column-width="9350*"/>
    </style:style>
    <style:style style:name="Table1.D" style:family="table-column">
      <style:table-column-properties style:column-width="2.7465in" style:rel-column-width="24001*"/>
    </style:style>
    <style:style style:name="Table1.1" style:family="table-row">
      <style:table-row-properties fo:keep-together="always"/>
    </style:style>
    <style:style style:name="Table1.A1" style:family="table-cell">
      <style:table-cell-properties fo:padding="0.0799in" fo:border-left="none" fo:border-right="0.5pt solid #dddddd" fo:border-top="none" fo:border-bottom="none"/>
    </style:style>
    <style:style style:name="Table1.C1" style:family="table-cell">
      <style:table-cell-properties fo:padding="0.0799in" fo:border="none"/>
    </style:style>
    <style:style style:name="Table1.A2" style:family="table-cell">
      <style:table-cell-properties fo:padding="0.0799in" fo:border-left="none" fo:border-right="none" fo:border-top="none" fo:border-bottom="1pt solid #000000"/>
    </style:style>
    <style:style style:name="Table1.B2" style:family="table-cell">
      <style:table-cell-properties fo:padding="0.0799in" fo:border-left="none" fo:border-right="0.5pt solid #dddddd" fo:border-top="none" fo:border-bottom="1pt solid #000000"/>
    </style:style>
    <style:style style:name="P1" style:family="paragraph" style:parent-style-name="Standard">
      <style:text-properties officeooo:paragraph-rsid="001e4804"/>
    </style:style>
    <style:style style:name="P2" style:family="paragraph" style:parent-style-name="Standard">
      <style:text-properties officeooo:rsid="002a62ae" officeooo:paragraph-rsid="002a62ae"/>
    </style:style>
    <style:style style:name="P3" style:family="paragraph" style:parent-style-name="Standard">
      <style:text-properties officeooo:paragraph-rsid="002a70c0"/>
    </style:style>
    <style:style style:name="P4" style:family="paragraph" style:parent-style-name="Standard">
      <style:text-properties officeooo:rsid="00363082" officeooo:paragraph-rsid="00363082"/>
    </style:style>
    <style:style style:name="P5" style:family="paragraph" style:parent-style-name="Standard">
      <style:text-properties officeooo:rsid="003652a7" officeooo:paragraph-rsid="003652a7"/>
    </style:style>
    <style:style style:name="P6" style:family="paragraph" style:parent-style-name="Standard">
      <style:text-properties style:font-name="Arial1" fo:font-size="9.5pt" fo:font-weight="bold" style:font-size-asian="9.5pt" style:font-weight-asian="bold" style:font-size-complex="9.5pt" style:font-weight-complex="bold"/>
    </style:style>
    <style:style style:name="P7" style:family="paragraph" style:parent-style-name="Standard">
      <style:text-properties style:font-name="Arial1" fo:font-size="9.5pt" fo:font-weight="bold" officeooo:rsid="002a62ae" officeooo:paragraph-rsid="002a62ae" style:font-size-asian="9.5pt" style:font-weight-asian="bold" style:font-size-complex="9.5pt" style:font-weight-complex="bold"/>
    </style:style>
    <style:style style:name="P8" style:family="paragraph" style:parent-style-name="Standard">
      <style:text-properties style:font-name="Arial1" fo:font-size="9.5pt" fo:font-weight="bold" officeooo:rsid="00363082" officeooo:paragraph-rsid="00363082" style:font-size-asian="9.5pt" style:font-weight-asian="bold" style:font-size-complex="9.5pt" style:font-weight-complex="bold"/>
    </style:style>
    <style:style style:name="P9" style:family="paragraph" style:parent-style-name="Standard">
      <style:text-properties style:font-name="Arial1" fo:font-size="9.5pt" fo:font-weight="bold" officeooo:rsid="002c117d" officeooo:paragraph-rsid="002c117d" style:font-size-asian="9.5pt" style:font-weight-asian="bold" style:font-size-complex="9.5pt" style:font-weight-complex="bold"/>
    </style:style>
    <style:style style:name="P10" style:family="paragraph" style:parent-style-name="Standard">
      <style:text-properties style:font-name="Arial1" fo:font-size="9.5pt" fo:font-weight="bold" officeooo:rsid="0066598e" officeooo:paragraph-rsid="0066598e" style:font-size-asian="9.5pt" style:font-weight-asian="bold" style:font-size-complex="9.5pt" style:font-weight-complex="bold"/>
    </style:style>
    <style:style style:name="P11" style:family="paragraph" style:parent-style-name="Standard">
      <style:text-properties style:font-name="Arial1" fo:font-size="9.5pt" fo:font-weight="bold" officeooo:rsid="006e0f14" officeooo:paragraph-rsid="006e0f14" style:font-size-asian="9.5pt" style:font-weight-asian="bold" style:font-size-complex="9.5pt" style:font-weight-complex="bold"/>
    </style:style>
    <style:style style:name="P12" style:family="paragraph" style:parent-style-name="Standard">
      <style:text-properties style:font-name="Arial1" fo:font-size="9.5pt" style:font-size-asian="9.5pt" style:font-size-complex="9.5pt"/>
    </style:style>
    <style:style style:name="P13" style:family="paragraph" style:parent-style-name="Standard">
      <style:text-properties style:font-name="Arial1" fo:font-size="9.5pt" officeooo:rsid="001835f2" style:font-size-asian="9.5pt" style:font-size-complex="9.5pt"/>
    </style:style>
    <style:style style:name="P14" style:family="paragraph" style:parent-style-name="Standard">
      <style:text-properties style:font-name="Arial1" fo:font-size="9.5pt" officeooo:rsid="00363082" officeooo:paragraph-rsid="00363082" style:font-size-asian="9.5pt" style:font-size-complex="9.5pt"/>
    </style:style>
    <style:style style:name="P15" style:family="paragraph" style:parent-style-name="Standard">
      <style:text-properties style:font-name="Arial1" fo:font-size="9.5pt" officeooo:rsid="0061e7e1" officeooo:paragraph-rsid="0061e7e1" style:font-size-asian="9.5pt" style:font-size-complex="9.5pt"/>
    </style:style>
    <style:style style:name="P16" style:family="paragraph" style:parent-style-name="Standard">
      <style:text-properties style:font-name="Arial1" fo:font-size="9.39999961853027pt" fo:font-weight="bold" officeooo:rsid="0061e7e1" officeooo:paragraph-rsid="0061e7e1" style:font-size-asian="9.39999961853027pt" style:font-weight-asian="bold" style:font-size-complex="9.39999961853027pt" style:font-weight-complex="bold"/>
    </style:style>
    <style:style style:name="P17" style:family="paragraph" style:parent-style-name="Standard">
      <style:text-properties officeooo:paragraph-rsid="0059a7df"/>
    </style:style>
    <style:style style:name="P18" style:family="paragraph" style:parent-style-name="Standard">
      <style:text-properties officeooo:rsid="005b530e" officeooo:paragraph-rsid="005b530e"/>
    </style:style>
    <style:style style:name="P19" style:family="paragraph" style:parent-style-name="Standard">
      <style:text-properties officeooo:rsid="0061e7e1" officeooo:paragraph-rsid="0061e7e1"/>
    </style:style>
    <style:style style:name="P20" style:family="paragraph" style:parent-style-name="Standard">
      <style:text-properties fo:font-variant="normal" fo:text-transform="none" fo:color="#333333" style:font-name="Open Sans" fo:font-size="13.5pt" fo:letter-spacing="normal" fo:font-style="normal" fo:font-weight="normal" officeooo:rsid="0061e7e1" officeooo:paragraph-rsid="0061e7e1"/>
    </style:style>
    <style:style style:name="P21" style:family="paragraph" style:parent-style-name="Standard">
      <style:text-properties officeooo:rsid="0066598e" officeooo:paragraph-rsid="0068cca7"/>
    </style:style>
    <style:style style:name="P22" style:family="paragraph" style:parent-style-name="Standard">
      <style:text-properties officeooo:rsid="00679140" officeooo:paragraph-rsid="00679140"/>
    </style:style>
    <style:style style:name="P23" style:family="paragraph" style:parent-style-name="Standard">
      <style:text-properties officeooo:rsid="006e0f14" officeooo:paragraph-rsid="006e0f14"/>
    </style:style>
    <style:style style:name="P24" style:family="paragraph" style:parent-style-name="Standard">
      <style:text-properties officeooo:rsid="006e0f14" officeooo:paragraph-rsid="00716387"/>
    </style:style>
    <style:style style:name="P25" style:family="paragraph" style:parent-style-name="Text_20_body">
      <style:paragraph-properties fo:text-align="center" style:justify-single-word="false"/>
      <style:text-properties officeooo:rsid="0041463f" officeooo:paragraph-rsid="0041463f"/>
    </style:style>
    <style:style style:name="P26" style:family="paragraph" style:parent-style-name="Table_20_Contents">
      <style:paragraph-properties fo:text-align="center" style:justify-single-word="false"/>
      <style:text-properties style:font-name="Arial1" fo:font-style="italic" fo:font-weight="bold" officeooo:rsid="001835f2" officeooo:paragraph-rsid="001835f2" style:font-style-asian="italic" style:font-weight-asian="bold" style:font-style-complex="italic" style:font-weight-complex="bold"/>
    </style:style>
    <style:style style:name="P27" style:family="paragraph" style:parent-style-name="Table_20_Heading">
      <style:text-properties style:font-name="Arial1" fo:font-size="15pt" officeooo:rsid="001835f2" officeooo:paragraph-rsid="001835f2" style:font-size-asian="15pt" style:font-size-complex="15pt"/>
    </style:style>
    <style:style style:name="P28" style:family="paragraph" style:parent-style-name="Standard" style:list-style-name="L1"/>
    <style:style style:name="P29" style:family="paragraph" style:parent-style-name="Standard" style:list-style-name="L1">
      <style:text-properties officeooo:rsid="004b9303" officeooo:paragraph-rsid="004b9303"/>
    </style:style>
    <style:style style:name="P30" style:family="paragraph" style:parent-style-name="Standard" style:list-style-name="L1">
      <style:text-properties officeooo:rsid="004ccba0" officeooo:paragraph-rsid="004ccba0"/>
    </style:style>
    <style:style style:name="P31" style:family="paragraph" style:parent-style-name="Standard" style:list-style-name="L1">
      <style:text-properties officeooo:rsid="005e83bf" officeooo:paragraph-rsid="005e83bf"/>
    </style:style>
    <style:style style:name="P32" style:family="paragraph" style:parent-style-name="Standard">
      <style:text-properties style:font-name="Arial1" fo:font-size="9.5pt" fo:font-weight="bold" officeooo:rsid="0073c11c" officeooo:paragraph-rsid="0073c11c" style:font-size-asian="9.5pt" style:font-weight-asian="bold" style:font-size-complex="9.5pt" style:font-weight-complex="bold"/>
    </style:style>
    <style:style style:name="P33" style:family="paragraph" style:parent-style-name="Heading_20_2">
      <style:paragraph-properties fo:text-align="center" style:justify-single-word="false"/>
    </style:style>
    <style:style style:name="T1" style:family="text">
      <style:text-properties style:font-name="Arial1" fo:font-size="9.5pt" style:font-size-asian="9.5pt" style:font-size-complex="9.5pt"/>
    </style:style>
    <style:style style:name="T2" style:family="text">
      <style:text-properties style:font-name="Arial1" fo:font-size="9.5pt" officeooo:rsid="001835f2" style:font-size-asian="9.5pt" style:font-size-complex="9.5pt"/>
    </style:style>
    <style:style style:name="T3" style:family="text">
      <style:text-properties style:font-name="Arial1" fo:font-size="9.5pt" officeooo:rsid="0033a576" style:font-size-asian="9.5pt" style:font-size-complex="9.5pt"/>
    </style:style>
    <style:style style:name="T4" style:family="text">
      <style:text-properties style:font-name="Arial1" fo:font-size="9.5pt" officeooo:rsid="00255e28" style:font-size-asian="9.5pt" style:font-size-complex="9.5pt"/>
    </style:style>
    <style:style style:name="T5" style:family="text">
      <style:text-properties style:font-name="Arial1" fo:font-size="9.5pt" officeooo:rsid="004b9303" style:font-size-asian="9.5pt" style:font-size-complex="9.5pt"/>
    </style:style>
    <style:style style:name="T6" style:family="text">
      <style:text-properties style:font-name="Arial1" fo:font-size="9.5pt" officeooo:rsid="004b9684" style:font-size-asian="9.5pt" style:font-size-complex="9.5pt"/>
    </style:style>
    <style:style style:name="T7" style:family="text">
      <style:text-properties style:font-name="Arial1" fo:font-size="9.5pt" officeooo:rsid="004ccba0" style:font-size-asian="9.5pt" style:font-size-complex="9.5pt"/>
    </style:style>
    <style:style style:name="T8" style:family="text">
      <style:text-properties style:font-name="Arial1" fo:font-size="9.5pt" officeooo:rsid="004f9d70" style:font-size-asian="9.5pt" style:font-size-complex="9.5pt"/>
    </style:style>
    <style:style style:name="T9" style:family="text">
      <style:text-properties style:font-name="Arial1" fo:font-size="9.5pt" officeooo:rsid="00507737" style:font-size-asian="9.5pt" style:font-size-complex="9.5pt"/>
    </style:style>
    <style:style style:name="T10" style:family="text">
      <style:text-properties style:font-name="Arial1" fo:font-size="9.5pt" officeooo:rsid="00518e34" style:font-size-asian="9.5pt" style:font-size-complex="9.5pt"/>
    </style:style>
    <style:style style:name="T11" style:family="text">
      <style:text-properties style:font-name="Arial1" fo:font-size="9.5pt" officeooo:rsid="00534553" style:font-size-asian="9.5pt" style:font-size-complex="9.5pt"/>
    </style:style>
    <style:style style:name="T12" style:family="text">
      <style:text-properties style:font-name="Arial1" fo:font-size="9.5pt" officeooo:rsid="005e83bf" style:font-size-asian="9.5pt" style:font-size-complex="9.5pt"/>
    </style:style>
    <style:style style:name="T13" style:family="text">
      <style:text-properties style:font-name="Arial1" fo:font-size="9.5pt" officeooo:rsid="005f357c" style:font-size-asian="9.5pt" style:font-size-complex="9.5pt"/>
    </style:style>
    <style:style style:name="T14" style:family="text">
      <style:text-properties style:font-name="Arial1" fo:font-size="9.5pt" officeooo:rsid="0063bc55" style:font-size-asian="9.5pt" style:font-size-complex="9.5pt"/>
    </style:style>
    <style:style style:name="T15" style:family="text">
      <style:text-properties style:font-name="Arial1" fo:font-size="9.5pt" officeooo:rsid="006a9014" style:font-size-asian="9.5pt" style:font-size-complex="9.5pt"/>
    </style:style>
    <style:style style:name="T16" style:family="text">
      <style:text-properties style:font-name="Arial1" fo:font-size="9.5pt" officeooo:rsid="006caded" style:font-size-asian="9.5pt" style:font-size-complex="9.5pt"/>
    </style:style>
    <style:style style:name="T17" style:family="text">
      <style:text-properties officeooo:rsid="001b8ae1"/>
    </style:style>
    <style:style style:name="T18" style:family="text">
      <style:text-properties officeooo:rsid="001e4804"/>
    </style:style>
    <style:style style:name="T19" style:family="text">
      <style:text-properties officeooo:rsid="00255e28"/>
    </style:style>
    <style:style style:name="T20" style:family="text">
      <style:text-properties officeooo:rsid="002a70c0"/>
    </style:style>
    <style:style style:name="T21" style:family="text">
      <style:text-properties officeooo:rsid="002c117d"/>
    </style:style>
    <style:style style:name="T22" style:family="text">
      <style:text-properties officeooo:rsid="0041463f"/>
    </style:style>
    <style:style style:name="T23" style:family="text">
      <style:text-properties officeooo:rsid="0041ec26"/>
    </style:style>
    <style:style style:name="T24" style:family="text">
      <style:text-properties officeooo:rsid="0059a7df"/>
    </style:style>
    <style:style style:name="T25" style:family="text">
      <style:text-properties officeooo:rsid="00679140"/>
    </style:style>
    <style:style style:name="T26" style:family="text">
      <style:text-properties officeooo:rsid="0068cca7"/>
    </style:style>
    <style:style style:name="T27" style:family="text">
      <style:text-properties officeooo:rsid="006f80f5"/>
    </style:style>
    <style:style style:name="T28" style:family="text">
      <style:text-properties officeooo:rsid="00716387"/>
    </style:style>
    <style:style style:name="T29" style:family="text">
      <style:text-properties officeooo:rsid="0073c11c"/>
    </style:style>
    <text:list-style style:name="L1">
      <text:list-level-style-bullet text:level="1" text:style-name="Bullet_20_Symbols" text:bullet-char="•">
        <style:list-level-properties text:space-before="0.05in" text:min-label-width="0.1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text:span text:style-name="T22">Tension between the I</text:span>ndividual-<text:span text:style-name="T22">G</text:span>rowth and <text:span text:style-name="T22">T</text:span>ota<text:span text:style-name="T22">l</text:span>istic <text:span text:style-name="T22">m</text:span>indsets</text:h>
      <text:p text:style-name="P25">see <text:a xlink:type="simple" xlink:href="https://mormonbandwagon.com/bwv549/three-fold-nature-lds-church-corporate-totalistic-individual-growth/" text:style-name="Internet_20_link" text:visited-style-name="Visited_20_Internet_20_Link">The three-fold nature of the </text:a><text:a xlink:type="simple" xlink:href="https://mormonbandwagon.com/bwv549/three-fold-nature-lds-church-corporate-totalistic-individual-growth/" text:style-name="Internet_20_link" text:visited-style-name="Visited_20_Internet_20_Link"><text:span text:style-name="T23">LDS C</text:span></text:a><text:a xlink:type="simple" xlink:href="https://mormonbandwagon.com/bwv549/three-fold-nature-lds-church-corporate-totalistic-individual-growth/" text:style-name="Internet_20_link" text:visited-style-name="Visited_20_Internet_20_Link">hurch: corporate, totalistic, and individual-growth</text:a></text:p>
      <text:p text:style-name="P2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7">Individual Growth</text:p>
            </table:table-cell>
            <table:covered-table-cell/>
            <table:table-cell table:style-name="Table1.C1" table:number-columns-spanned="2" office:value-type="string">
              <text:p text:style-name="P27">Totalistic</text:p>
            </table:table-cell>
            <table:covered-table-cell/>
          </table:table-row>
        </table:table-header-rows>
        <table:table-row table:style-name="Table1.1">
          <table:table-cell table:style-name="Table1.A2" office:value-type="string">
            <text:p text:style-name="P26">Principle</text:p>
          </table:table-cell>
          <table:table-cell table:style-name="Table1.B2" office:value-type="string">
            <text:p text:style-name="P26">Example</text:p>
          </table:table-cell>
          <table:table-cell table:style-name="Table1.A2" office:value-type="string">
            <text:p text:style-name="P26">Principle</text:p>
          </table:table-cell>
          <table:table-cell table:style-name="Table1.A2" office:value-type="string">
            <text:p text:style-name="P26">Example</text:p>
          </table:table-cell>
        </table:table-row>
        <table:table-row table:style-name="Table1.1">
          <table:table-cell table:style-name="Table1.C1" office:value-type="string">
            <text:p text:style-name="P6">Do what is right</text:p>
          </table:table-cell>
          <table:table-cell table:style-name="Table1.A1" office:value-type="string">
            <text:p text:style-name="Standard"><text:span text:style-name="T1">“Pray for the courage to do what you know is right, and then do it.” (</text:span><text:a xlink:type="simple" xlink:href="https://www.lds.org/new-era/1990/07/qa-questions-and-answers?lang=eng" text:style-name="Internet_20_link" text:visited-style-name="Visited_20_Internet_20_Link"><text:span text:style-name="T1">1990 New Era</text:span></text:a><text:span text:style-name="T1">; Also lds.org </text:span><text:a xlink:type="simple" xlink:href="https://www.lds.org/search?domains=all&amp;lang=eng&amp;query=%22do+what+you+know+is+right%22" text:style-name="Internet_20_link" text:visited-style-name="Visited_20_Internet_20_Link"><text:span text:style-name="T1">search “do what you know is right”</text:span></text:a><text:span text:style-name="T1">)</text:span></text:p>
          </table:table-cell>
          <table:table-cell table:style-name="Table1.C1" office:value-type="string">
            <text:p text:style-name="P6">Follow the prophet <text:span text:style-name="T17">even if wrong</text:span></text:p>
          </table:table-cell>
          <table:table-cell table:style-name="Table1.C1" office:value-type="string">
            <text:p text:style-name="Standard"><text:span text:style-name="T1">“My boy, you always keep your eye on the President of the Church, and if he ever tells you to do anything, and it is wrong, and you do it, the Lord will bless you for it.” (</text:span><text:a xlink:type="simple" xlink:href="https://www.lds.org/search?lang=eng&amp;query=%22you+always+keep+your+eye+on+the+President+of+the+Church%22" text:style-name="Internet_20_link" text:visited-style-name="Visited_20_Internet_20_Link"><text:span text:style-name="T1">Aaronic Priesthood Manual 3</text:span></text:a><text:span text:style-name="T1">)</text:span></text:p>
          </table:table-cell>
        </table:table-row>
        <table:table-row table:style-name="Table1.1">
          <table:table-cell table:style-name="Table1.C1" office:value-type="string">
            <text:p text:style-name="P6">Discuss religion</text:p>
          </table:table-cell>
          <table:table-cell table:style-name="Table1.A1" office:value-type="string">
            <text:p text:style-name="Standard"><text:span text:style-name="T1">“We generally avoid controversial topics (such as politics, money or religion) at the dinner table. But this can be problematic because if believers aren’t talking faith with family and friends — especially with those who aren’t religious — we leave the door of misunderstanding wide open….Part of preserving and strengthening religion’s critical role in society is to cultivate an atmosphere where reasonable and civil religious discussion is commonplace.” (May 2016, Mormon Newsroom, </text:span><text:a xlink:type="simple" xlink:href="http://www.mormonnewsroom.org/article/pew-study-faith-talk#prclt-R2XpUabP" text:style-name="Internet_20_link" text:visited-style-name="Visited_20_Internet_20_Link"><text:span text:style-name="T1">Why We Need to Talk About Faith, Reasonably</text:span></text:a><text:span text:style-name="T1">)</text:span></text:p>
          </table:table-cell>
          <table:table-cell table:style-name="Table1.C1" office:value-type="string">
            <text:p text:style-name="P6">Avoid faith-killers</text:p>
          </table:table-cell>
          <table:table-cell table:style-name="Table1.C1" office:value-type="string">
            <text:p text:style-name="Standard"><text:span text:style-name="T1">“We should disconnect, immediately and completely, from listening to the proselytizing efforts of those who have lost their faith and instead reconnect promptly with the Holy Spirit.” (April 2016 BYU Commencement Address, L. Whitney Clayton, </text:span><text:a xlink:type="simple" xlink:href="https://www.lds.org/church/news/stay-connected-to-god-elder-l-whitney-clayton-tells-byu-graduates?lang=eng" text:style-name="Internet_20_link" text:visited-style-name="Visited_20_Internet_20_Link"><text:span text:style-name="T1">Getting and Staying Connected</text:span></text:a><text:span text:style-name="T1">)</text:span></text:p>
            <text:p text:style-name="P12"/>
            <text:p text:style-name="Standard"><text:span text:style-name="T1">“Avoid those who would teardown your faith. Faith-killers are to be shunned. The seeds which they plant in the minds and hearts of men grow like cancer and eat away the Spirit.” (Oct 1981 GC, Carlos E. Asay, </text:span><text:a xlink:type="simple" xlink:href="https://www.lds.org/general-conference/1981/10/opposition-to-the-work-of-god?lang=eng" text:style-name="Internet_20_link" text:visited-style-name="Visited_20_Internet_20_Link"><text:span text:style-name="T1">Opposition to the Work of God</text:span></text:a><text:span text:style-name="T1">)</text:span></text:p>
          </table:table-cell>
        </table:table-row>
        <table:table-row table:style-name="Table1.1">
          <table:table-cell table:style-name="Table1.C1" office:value-type="string">
            <text:p text:style-name="P10">Let truth come from whence it may</text:p>
          </table:table-cell>
          <table:table-cell table:style-name="Table1.A1" office:value-type="string">
            <text:p text:style-name="Standard">“<text:span text:style-name="T25">One of the grand fundamental principles of Mormonism is to receive truth, let it come from whence it may.” (Joseph Smith, </text:span><text:a xlink:type="simple" xlink:href="https://www.lds.org/search?lang=eng&amp;query=%22receive+truth%2C+let+it+come+from+whence+it+may%22" text:style-name="Internet_20_link" text:visited-style-name="Visited_20_Internet_20_Link"><text:span text:style-name="T25">taught in many sources</text:span></text:a><text:span text:style-name="T25">)</text:span></text:p>
            <text:p text:style-name="Standard"/>
            <text:p text:style-name="P22">“We seek for truth wherever we might find it.” (2013 CES Devotional, Dieter F. Uchtdorf, <text:a xlink:type="simple" xlink:href="https://www.lds.org/broadcasts/article/ces-devotionals/2013/01/what-is-truth?lang=eng&amp;_r=1" text:style-name="Internet_20_link" text:visited-style-name="Visited_20_Internet_20_Link">What is Truth?</text:a>)</text:p>
            <text:p text:style-name="P22"/>
            <text:p text:style-name="P22">“Only error needs to fear freedom of expression. Seek truth in all fields...” (1958 BYU, Hugh B. Brown, <text:a xlink:type="simple" xlink:href="https://speeches.byu.edu/talks/hugh-b-brown_man-may-become/" text:style-name="Internet_20_link" text:visited-style-name="Visited_20_Internet_20_Link">Man and What He May Become</text:a>)</text:p>
          </table:table-cell>
          <table:table-cell table:style-name="Table1.C1" office:value-type="string">
            <text:p text:style-name="P10">Only safe to ask the right questions of the right sources</text:p>
          </table:table-cell>
          <table:table-cell table:style-name="Table1.C1" office:value-type="string">
            <text:p text:style-name="P21">“As seekers of truth, our safety lies in asking the right questions, in faith, and of the right sources<text:span text:style-name="T26">—</text:span>meaning those who only speak truth: such as the scriptures, prophets, and the Lord through the Holy Ghost.” (BYU Idaho Devotional, Sheri Dew, <text:a xlink:type="simple" xlink:href="http://www.byui.edu/devotionals/sheri-dew" text:style-name="Internet_20_link" text:visited-style-name="Visited_20_Internet_20_Link">Will You Engage in the Wrestle?</text:a>)</text:p>
          </table:table-cell>
        </table:table-row>
        <table:table-row table:style-name="Table1.1">
          <table:table-cell table:style-name="Table1.C1" office:value-type="string">
            <text:p text:style-name="P6">Moderation and balance</text:p>
          </table:table-cell>
          <table:table-cell table:style-name="Table1.A1" office:value-type="string">
            <text:p text:style-name="Standard"><text:span text:style-name="T1">“To preserve the temporal balance of our lives, we may need to say no to those activities for which we do not have time, resources, or energy. We need not feel guilty or selfish in periodically pulling back to regroup, for there is a strength that comes from sometimes just being home with loved ones.” (April 2005 Ensign, Brent L. Top, </text:span><text:a xlink:type="simple" xlink:href="https://www.lds.org/ensign/2005/04/a-balanced-life?lang=eng&amp;media=audio" text:style-name="Internet_20_link" text:visited-style-name="Visited_20_Internet_20_Link"><text:span text:style-name="T1">A Balanced Life</text:span></text:a><text:span text:style-name="T1">)</text:span></text:p>
          </table:table-cell>
          <table:table-cell table:style-name="Table1.C1" office:value-type="string">
            <text:p text:style-name="P6">Sacrifice all things <text:span text:style-name="T17">to religion</text:span></text:p>
          </table:table-cell>
          <table:table-cell table:style-name="Table1.C1" office:value-type="string">
            <text:p text:style-name="Standard"><text:span text:style-name="T1">“… a religion that does not require the sacrifice of all things never has power sufficient to produce the faith necessary unto life and salvation.” </text:span><text:span text:style-name="T2">(</text:span><text:a xlink:type="simple" xlink:href="https://www.lds.org/scriptures/gs/sacrifice?lang=eng" text:style-name="Internet_20_link" text:visited-style-name="Visited_20_Internet_20_Link"><text:span text:style-name="T2">lds gospel topics: sacrifice</text:span></text:a><text:span text:style-name="T2">)</text:span></text:p>
            <text:p text:style-name="P13"/>
            <text:p text:style-name="P3"><text:span text:style-name="T2">M</text:span><text:span text:style-name="T1">embers are often taught to </text:span><text:a xlink:type="simple" xlink:href="https://www.lds.org/search?lang=eng&amp;query=%22turn+down+a+calling%22" text:style-name="Internet_20_link" text:visited-style-name="Visited_20_Internet_20_Link"><text:span text:style-name="T1">“never turn down a calling.”</text:span></text:a><text:span text:style-name="T1"> <text:s/>“</text:span><text:span text:style-name="T16">Never say ‘No’ to an opportunity to serve in the Church.” (Sep 1979 Liahona, Boyd K. Packer, </text:span><text:a xlink:type="simple" xlink:href="https://www.lds.org/liahona/1979/09/follow-the-brethren?lang=eng" text:style-name="Internet_20_link" text:visited-style-name="Visited_20_Internet_20_Link"><text:span text:style-name="T16">Follow the Brethren</text:span></text:a><text:span text:style-name="T16">)</text:span></text:p>
          </table:table-cell>
        </table:table-row>
        <text:soft-page-break/>
        <table:table-row table:style-name="Table1.1">
          <table:table-cell table:style-name="Table1.C1" office:value-type="string">
            <text:p text:style-name="P7">Grow from mistakes</text:p>
          </table:table-cell>
          <table:table-cell table:style-name="Table1.A1" office:value-type="string">
            <text:p text:style-name="P2"><text:span text:style-name="T1">“... we should embrace the opportunity to learn from our mistakes, analyze where we could have done better, and make plans to improve.” (Feb 2007 Ensign, Robert D. Hales, </text:span><text:a xlink:type="simple" xlink:href="https://www.lds.org/ensign/2007/02/ten-axioms-to-guide-your-life?lang=eng" text:style-name="Internet_20_link" text:visited-style-name="Visited_20_Internet_20_Link"><text:span text:style-name="T1">Ten Axioms to Guide Your Life</text:span></text:a><text:span text:style-name="T1">)</text:span></text:p>
          </table:table-cell>
          <table:table-cell table:style-name="Table1.C1" office:value-type="string">
            <text:p text:style-name="P16">Disastrous consequences from sin or breaking covenants</text:p>
          </table:table-cell>
          <table:table-cell table:style-name="Table1.C1" office:value-type="string">
            <text:p text:style-name="P19"><text:span text:style-name="T1">“By sinning we put ourselves in Satan’s power.” (April 1993 GC, M. Russell Ballard, </text:span><text:a xlink:type="simple" xlink:href="https://www.lds.org/general-conference/1993/04/keeping-covenants?lang=eng" text:style-name="Internet_20_link" text:visited-style-name="Visited_20_Internet_20_Link"><text:span text:style-name="T1">Keeping Covenants</text:span></text:a><text:span text:style-name="T1">)</text:span></text:p>
            <text:p text:style-name="P15"/>
            <text:p text:style-name="P20"><text:span text:style-name="T1">“Keep your covenants and you will be safe. Break them and you will not.” </text:span><text:span text:style-name="T14">(Oct 1990 GC, Boyd K. Packer, </text:span><text:a xlink:type="simple" xlink:href="https://www.lds.org/general-conference/1990/10/covenants?lang=eng" text:style-name="Internet_20_link" text:visited-style-name="Visited_20_Internet_20_Link"><text:span text:style-name="T14">Covenants</text:span></text:a><text:span text:style-name="T14">)</text:span></text:p>
          </table:table-cell>
        </table:table-row>
        <table:table-row table:style-name="Table1.1">
          <table:table-cell table:style-name="Table1.C1" office:value-type="string">
            <text:p text:style-name="P6">Spend time with family</text:p>
          </table:table-cell>
          <table:table-cell table:style-name="Table1.A1" office:value-type="string">
            <text:p text:style-name="Standard"><text:span text:style-name="T1">“In family relationships love is really spelled t-i-m-e, time.” (Oct 2010 GC, Dieter F. Uchtdorf, </text:span><text:a xlink:type="simple" xlink:href="https://www.lds.org/general-conference/2010/10/of-things-that-matter-most?lang=eng&amp;_r=1" text:style-name="Internet_20_link" text:visited-style-name="Visited_20_Internet_20_Link"><text:span text:style-name="T1">Of Things That Matter Most</text:span></text:a><text:span text:style-name="T1">)</text:span></text:p>
          </table:table-cell>
          <table:table-cell table:style-name="Table1.C1" office:value-type="string">
            <text:p text:style-name="P6">Sacrifice time with family for ordinance</text:p>
          </table:table-cell>
          <table:table-cell table:style-name="Table1.C1" office:value-type="string">
            <text:p text:style-name="Standard"><text:span text:style-name="T1">A man who spends 6 years away from family to pay for trips to the temple so they can be sealed in temple is held up as an example. (April 2011 GC, Thomas S. Monson, </text:span><text:a xlink:type="simple" xlink:href="https://www.lds.org/general-conference/2011/04/the-holy-temple-a-beacon-to-the-world?lang=eng" text:style-name="Internet_20_link" text:visited-style-name="Visited_20_Internet_20_Link"><text:span text:style-name="T1">The Holy Temple—a Beacon to the World</text:span></text:a><text:span text:style-name="T1">)</text:span></text:p>
          </table:table-cell>
        </table:table-row>
        <table:table-row table:style-name="Table1.1">
          <table:table-cell table:style-name="Table1.C1" office:value-type="string">
            <text:p text:style-name="P8">Respect seekers of truth, even if they leave Church</text:p>
          </table:table-cell>
          <table:table-cell table:style-name="Table1.A1" office:value-type="string">
            <text:p text:style-name="P4"><text:span text:style-name="T1">“One might ask, ‘If the gospel is so wonderful, why would anyone leave?’ Sometimes we assume it is because they have been offended or lazy or sinful. <text:s/>Actually, it is not that simple. <text:s/>In fact, there is not just one reason that applies to the variety of situations. <text:s/>Some of our dear members struggle for years with the question whether they should separate themselves from the Church. <text:s/>In this Church that honors personal agency so strongly, that was restored by a young man who asked questions and sought answers, we respect those who honestly search for truth.” (Oct 2013 GC, Dieter F. Uchtdorf, </text:span><text:a xlink:type="simple" xlink:href="https://www.lds.org/general-conference/2013/10/come-join-with-us?lang=eng&amp;_r=1" text:style-name="Internet_20_link" text:visited-style-name="Visited_20_Internet_20_Link"><text:span text:style-name="T1">Come, Join with Us</text:span></text:a><text:span text:style-name="T1">)</text:span></text:p>
            <text:p text:style-name="P14"/>
            <text:p text:style-name="P18"><text:span text:style-name="T1">“In the kingdom of God, the search for truth is appreciated, encouraged, and in no way repressed or feared.” (April 2014 GC, Marcos A. Aidukaitis, </text:span><text:a xlink:type="simple" xlink:href="https://www.lds.org/general-conference/2014/04/if-ye-lack-wisdom?lang=eng&amp;clang=ase&amp;_r=2" text:style-name="Internet_20_link" text:visited-style-name="Visited_20_Internet_20_Link"><text:span text:style-name="T1">If Ye Lack Wisdom</text:span></text:a><text:span text:style-name="T1">)</text:span></text:p>
          </table:table-cell>
          <table:table-cell table:style-name="Table1.C1" office:value-type="string">
            <text:p text:style-name="P8">Those who leave are servants of Satan</text:p>
          </table:table-cell>
          <table:table-cell table:style-name="Table1.C1" office:value-type="string">
            <text:p text:style-name="P4"><text:span text:style-name="T1">“One loses his testimony only by listening to the promptings of the evil one, and Satan’s goal is not complete when a person leaves the Church, but when he comes out in open rebellion against it.” (April 1989 GC, Glenn L. Pace, </text:span><text:a xlink:type="simple" xlink:href="https://www.lds.org/general-conference/1989/04/follow-the-prophet?lang=eng" text:style-name="Internet_20_link" text:visited-style-name="Visited_20_Internet_20_Link"><text:span text:style-name="T1">Follow the Prophet</text:span></text:a><text:span text:style-name="T1">)</text:span></text:p>
            <text:p text:style-name="P14"/>
            <text:p text:style-name="P5"><text:span text:style-name="T1">“The Prophet Joseph Smith made the following statement to a man who wondered why those who had left the Church often fought so fiercely against it: ‘Before you joined this Church you stood on neutral ground. When the gospel was preached good and evil were set before you. You could choose either or neither. There were two opposite masters inviting you to serve them. When you joined this Church you enlisted to serve God. When you did that you left the neutral ground, and you never can get back on to it. Should you forsake the Master you enlisted to serve it will be by the instigation of the evil one, and you will follow his dictation and be his servant.’” (taught repeatedly </text:span><text:a xlink:type="simple" xlink:href="https://www.lds.org/search?lang=eng&amp;query=%22you+left+the+neutral+ground%22" text:style-name="Internet_20_link" text:visited-style-name="Visited_20_Internet_20_Link"><text:span text:style-name="T1">in lesson manuals and GC</text:span></text:a><text:span text:style-name="T1">)</text:span></text:p>
          </table:table-cell>
        </table:table-row>
        <table:table-row table:style-name="Table1.1">
          <table:table-cell table:style-name="Table1.C1" office:value-type="string">
            <text:p text:style-name="P6">Speak with <text:span text:style-name="T20">those holding <text:s/>opposing viewpoints</text:span></text:p>
            <text:p text:style-name="P6"/>
          </table:table-cell>
          <table:table-cell table:style-name="Table1.A1" office:value-type="string">
            <text:p text:style-name="Standard"><text:span text:style-name="T1">“It feels uncomfortable to listen to critics call our cherished beliefs into question, and yet we show strength by engaging in sincere conversations with those who oppose our views. After all, we trust that ‘truth will cut its own way’ and love will eventually win out in the contest of ideals.” (Nov 2014, Mormon Newsroom, </text:span><text:a xlink:type="simple" xlink:href="http://www.mormonnewsroom.org/article/voice-religious-conscience" text:style-name="Internet_20_link" text:visited-style-name="Visited_20_Internet_20_Link"><text:span text:style-name="T1">The Voice of Religious Conscience</text:span></text:a><text:span text:style-name="T1">)</text:span></text:p>
          </table:table-cell>
          <table:table-cell table:style-name="Table1.C1" office:value-type="string">
            <text:p text:style-name="P6">Shun <text:span text:style-name="T20">those with opposing viewpoints</text:span></text:p>
          </table:table-cell>
          <table:table-cell table:style-name="Table1.C1" office:value-type="string">
            <text:p text:style-name="Standard"><text:span text:style-name="T1">After OrdainWomen made 5 formal requests to meet with LDS officials, Church officials instead requested to meet with MormonWomenStand, a group of women parroting the LDS stance. A Church spokesperson explained: “We are not planning to meet with activist groups whose demands are inconsistent with church teachings and doctrine.” (May 2014, Salt Lake Tribute, </text:span><text:a xlink:type="simple" xlink:href="http://archive.sltrib.com/story.php?ref=/sltrib/lifestyle/57968474-80/women-church-mormon-lds.html.csp" text:style-name="Internet_20_link" text:visited-style-name="Visited_20_Internet_20_Link"><text:span text:style-name="T1">Mormon women’s group meets with LDS Church PR officials</text:span></text:a><text:span text:style-name="T1">)</text:span></text:p>
          </table:table-cell>
        </table:table-row>
        <text:soft-page-break/>
        <table:table-row table:style-name="Table1.1">
          <table:table-cell table:style-name="Table1.C1" office:value-type="string">
            <text:p text:style-name="P6">Dignify religious difference</text:p>
          </table:table-cell>
          <table:table-cell table:style-name="Table1.A1" office:value-type="string">
            <text:p text:style-name="P17">“How can we have freedom of religion if we are not free to compare honestly, to choose wisely, and to worship according to the dictates of our own conscience? While searching for the truth, we must be free to change our mind—even to change our religion—in response to new information and inspiration… One’s religion is not imposed by others. It is not predetermined. It is a very personal and sacred choice, nestled at the very core of human dignity.” (<text:span text:style-name="T24">May 2004 Religious Freedom: Transition and Globalization Conference,</text:span> <text:span text:style-name="T24">Russell M. nelson, </text:span><text:a xlink:type="simple" xlink:href="https://web.archive.org/web/20151018174158/http://www.ldschurchnewsarchive.com/articles/45645/Elder-Russell-M-Nelson-Freedom-to-Do-and-to-Be.html" text:style-name="Internet_20_link" text:visited-style-name="Visited_20_Internet_20_Link">Freedom to Do and to Be</text:a><text:span text:style-name="T24">)</text:span></text:p>
          </table:table-cell>
          <table:table-cell table:style-name="Table1.C1" office:value-type="string">
            <text:p text:style-name="P6"><text:span text:style-name="T18">Immediately e</text:span>xpel <text:span text:style-name="T18">those who change faith</text:span></text:p>
          </table:table-cell>
          <table:table-cell table:style-name="Table1.C1" office:value-type="string">
            <text:p text:style-name="Standard"><text:span text:style-name="T1">BYU students who leave the Church or whose disbelief is discovered by an ecclesiastical leader face virtually instantaneous loss of employment (if working a campus job like many students), loss of housing (if living in BYU approved housing as most students do), and immediate expulsion. (See </text:span><text:a xlink:type="simple" xlink:href="http://www.freebyu.org/" text:style-name="Internet_20_link" text:visited-style-name="Visited_20_Internet_20_Link"><text:span text:style-name="T1">Free BYU</text:span></text:a><text:span text:style-name="T1"> for further details)</text:span></text:p>
          </table:table-cell>
        </table:table-row>
        <table:table-row table:style-name="Table1.1">
          <table:table-cell table:style-name="Table1.C1" office:value-type="string">
            <text:p text:style-name="P6">Leader <text:span text:style-name="T21">listens to concerns</text:span></text:p>
          </table:table-cell>
          <table:table-cell table:style-name="Table1.A1" office:value-type="string">
            <text:p text:style-name="Standard"><text:span text:style-name="T1">“What should leaders listen for, in addition to the voices of those they lead?” (2001 Principles of Leadership Teachers Manual Religion 180R, </text:span><text:a xlink:type="simple" xlink:href="https://www.lds.org/manual/principles-of-leadership-teachers-manual-religion-180r/introspection?lang=eng" text:style-name="Internet_20_link" text:visited-style-name="Visited_20_Internet_20_Link"><text:span text:style-name="T1">Introspection</text:span></text:a><text:span text:style-name="T1">)</text:span></text:p>
          </table:table-cell>
          <table:table-cell table:style-name="Table1.C1" office:value-type="string">
            <text:p text:style-name="P9">Leader does not represent people to the prophet</text:p>
          </table:table-cell>
          <table:table-cell table:style-name="Table1.C1" office:value-type="string">
            <text:p text:style-name="Standard"><text:span text:style-name="T1">[Quoting a private conversation with Boyd K. Packer] “A Seventy does not represent the people to the prophet but the prophet to the people. Never forget which way you face!” (Oct 2014 GC, Lynn G. Robbins, </text:span><text:a xlink:type="simple" xlink:href="https://www.lds.org/general-conference/2014/10/which-way-do-you-face?lang=eng" text:style-name="Internet_20_link" text:visited-style-name="Visited_20_Internet_20_Link"><text:span text:style-name="T1">Which Way Do You Face?</text:span></text:a><text:span text:style-name="T1">)</text:span></text:p>
          </table:table-cell>
        </table:table-row>
        <table:table-row table:style-name="Table1.1">
          <table:table-cell table:style-name="Table1.C1" office:value-type="string">
            <text:p text:style-name="P11">Leaders share personal opinions</text:p>
          </table:table-cell>
          <table:table-cell table:style-name="Table1.A1" office:value-type="string">
            <text:p text:style-name="P23">“Not every statement made by a Church leader, past or present, necessarily constitutes doctrine. A single statement made by a single leader on a single occasion often represents a personal, though well-considered, opinion, but is not meant to be officially binding for the whole Church.” (May 2007, Mormon Newsroom, <text:a xlink:type="simple" xlink:href="http://www.mormonnewsroom.org/article/approaching-mormon-doctrine" text:style-name="Internet_20_link" text:visited-style-name="Visited_20_Internet_20_Link">Approaching Mormon Doctrine</text:a>)</text:p>
          </table:table-cell>
          <table:table-cell table:style-name="Table1.C1" office:value-type="string">
            <text:p text:style-name="P32">When the prophet speaks the debate is over</text:p>
          </table:table-cell>
          <table:table-cell table:style-name="Table1.C1" office:value-type="string">
            <text:p text:style-name="P24">“Now, as he speaks to us … it is as if the Lord Jesus Christ himself were addressing us … <text:span text:style-name="T28">Personal opinions vary. Eternal principles never do. When the prophet speaks … the debate is over</text:span>” (<text:a xlink:type="simple" xlink:href="https://www.lds.org/manual/aaronic-priesthood-manual-1/lesson-12-following-the-living-prophet?lang=eng&amp;_r=1" text:style-name="Internet_20_link" text:visited-style-name="Visited_20_Internet_20_Link"><text:span text:style-name="T28">Aaronic Priesthood Manual 1</text:span></text:a><text:span text:style-name="T28">, quoting </text:span>Elaine Cannon <text:span text:style-name="T28">from GC 1978</text:span>, <text:a xlink:type="simple" xlink:href="https://www.lds.org/ensign/1978/11/if-we-want-to-go-up-we-have-to-get-on?lang=eng&amp;_r=1" text:style-name="Internet_20_link" text:visited-style-name="Visited_20_Internet_20_Link">If We Want to Go Up, We Have to Get On</text:a>, <text:span text:style-name="T29">and amplified in </text:span><text:a xlink:type="simple" xlink:href="https://www.lds.org/ensign/1979/08/the-debate-is-over?lang=eng&amp;_r=1" text:style-name="Internet_20_link" text:visited-style-name="Visited_20_Internet_20_Link"><text:span text:style-name="T29">a following First Presidency Message</text:span></text:a>)</text:p>
          </table:table-cell>
        </table:table-row>
        <table:table-row table:style-name="Table1.1">
          <table:table-cell table:style-name="Table1.C1" office:value-type="string">
            <text:p text:style-name="P6">Be honest</text:p>
          </table:table-cell>
          <table:table-cell table:style-name="Table1.A1" office:value-type="string">
            <text:p text:style-name="Standard"><text:span text:style-name="T1">“We can also intentionally deceive others by a gesture or a look, by silence, or by telling only part of the truth. Whenever we lead people in any way to believe something that is not true, we are not being honest.” (Gospel Principles, </text:span><text:a xlink:type="simple" xlink:href="https://www.lds.org/manual/gospel-principles/chapter-31-honesty?lang=eng" text:style-name="Internet_20_link" text:visited-style-name="Visited_20_Internet_20_Link"><text:span text:style-name="T1">Honesty</text:span></text:a><text:span text:style-name="T1">)</text:span></text:p>
            <text:p text:style-name="P12"/>
            <text:p text:style-name="Standard"><text:span text:style-name="T1">“…this caution to constrain the use of truth provides no justification for lying. The principles of love, unity, righteousness, and mercy do not condone falsehood.” (Feb 1987 Ensign, Dallin H. Oaks, </text:span><text:a xlink:type="simple" xlink:href="https://www.lds.org/ensign/1987/02/criticism?lang=eng" text:style-name="Internet_20_link" text:visited-style-name="Visited_20_Internet_20_Link"><text:span text:style-name="T1">Criticism</text:span></text:a><text:span text:style-name="T1">)</text:span></text:p>
            <text:p text:style-name="P12"/>
            <text:p text:style-name="Standard"><text:span text:style-name="T1">“But we do not believe in honesty merely as a matter of policy. It is far more important than that. Honesty is a principle of salvation in the kingdom of God. Without it there can be no salvation. Just as no man or woman can be saved without baptism, so no one can be saved without honesty.” (Oct 1971 GC, Mark E. Petersen, </text:span><text:a xlink:type="simple" xlink:href="https://www.lds.org/general-conference/1971/10/honesty-a-principle-of-salvation?lang=eng" text:style-name="Internet_20_link" text:visited-style-name="Visited_20_Internet_20_Link"><text:span text:style-name="T1">Honesty, a Principle of Salvation</text:span></text:a><text:span text:style-name="T1">)</text:span></text:p>
          </table:table-cell>
          <table:table-cell table:style-name="Table1.C1" office:value-type="string">
            <text:p text:style-name="P6">Lie/mislead to protect Church</text:p>
          </table:table-cell>
          <table:table-cell table:style-name="Table1.C1" office:value-type="string">
            <text:p text:style-name="P12">The Church and its leaders have misled on numerous occasions to protect or grow the Church. A few examples:</text:p>
            <text:p text:style-name="P12"/>
            <text:list xml:id="list2697093474176255907" text:style-name="L1">
              <text:list-item>
                <text:p text:style-name="P28"><text:span text:style-name="T5">Joseph Smith (</text:span><text:a xlink:type="simple" xlink:href="https://books.google.com/books?id=_0tHAQAAIAAJ&amp;pg=RA5-PA42&amp;lpg=RA5-PA42&amp;dq=We+are+accused+here+of+polygamy,+and+actions+the+most+indelicate,+obscene&amp;source=bl&amp;ots=jpQANBODq7&amp;sig=d-8TnZahhoNMjMTYGU7I5gwwJdA&amp;hl=en&amp;sa=X&amp;ved=0ahUKEwjW0Nv64dLMAhUD92MKHfmoDCoQ6AEINDAE#v=onepage&amp;q=We%20are%20accused%20here%20of%20polygamy%2C%20and%20actions%20the%20most%20indelicate%2C%20obscene&amp;f=false" text:style-name="Internet_20_link" text:visited-style-name="Visited_20_Internet_20_Link"><text:span text:style-name="T6">and other prominent leaders</text:span></text:a><text:span text:style-name="T5">) </text:span><text:a xlink:type="simple" xlink:href="http://josephsmithspolygamy.org/common-questions/polygamy-denials/" text:style-name="Internet_20_link" text:visited-style-name="Visited_20_Internet_20_Link"><text:span text:style-name="T5">frequently misled </text:span></text:a><text:a xlink:type="simple" xlink:href="http://josephsmithspolygamy.org/common-questions/polygamy-denials/" text:style-name="Internet_20_link" text:visited-style-name="Visited_20_Internet_20_Link"><text:span text:style-name="T11">others </text:span></text:a><text:a xlink:type="simple" xlink:href="http://josephsmithspolygamy.org/common-questions/polygamy-denials/" text:style-name="Internet_20_link" text:visited-style-name="Visited_20_Internet_20_Link"><text:span text:style-name="T5">about practicing polygamy</text:span></text:a><text:span text:style-name="T5">. <text:s/></text:span><text:span text:style-name="T11">The </text:span><text:span text:style-name="T7">Partridge sisters </text:span><text:span text:style-name="T11">were </text:span><text:span text:style-name="T7">sealed twice to Joseph to </text:span><text:span text:style-name="T8">hide first sealing</text:span><text:span text:style-name="T9">s</text:span><text:span text:style-name="T8"> from Emma (J</text:span><text:a xlink:type="simple" xlink:href="http://digitalcommons.usu.edu/mormonhistory/vol34/iss3/" text:style-name="Internet_20_link" text:visited-style-name="Visited_20_Internet_20_Link"><text:span text:style-name="T8">ournal of Mormon History 34:3, 2008</text:span></text:a><text:span text:style-name="T8"> pg 121)</text:span></text:p>
              </text:list-item>
              <text:list-item>
                <text:p text:style-name="P29"><text:span text:style-name="T1">Modern leaders </text:span><text:span text:style-name="T11">sometimes</text:span><text:span text:style-name="T6"> </text:span><text:span text:style-name="T1">mislead </text:span><text:span text:style-name="T6">journalists </text:span><text:span text:style-name="T1">(e.g., </text:span><text:a xlink:type="simple" xlink:href="https://www.youtube.com/watch?v=0zE8JKDZazc" text:style-name="Internet_20_link" text:visited-style-name="Visited_20_Internet_20_Link"><text:span text:style-name="T1">Holland misle</text:span></text:a><text:a xlink:type="simple" xlink:href="https://www.youtube.com/watch?v=0zE8JKDZazc" text:style-name="Internet_20_link" text:visited-style-name="Visited_20_Internet_20_Link"><text:span text:style-name="T12">d</text:span></text:a><text:a xlink:type="simple" xlink:href="https://www.youtube.com/watch?v=0zE8JKDZazc" text:style-name="Internet_20_link" text:visited-style-name="Visited_20_Internet_20_Link"><text:span text:style-name="T1"> about temple oaths</text:span></text:a><text:span text:style-name="T1">; </text:span><text:a xlink:type="simple" xlink:href="https://www.youtube.com/watch?v=uFSEgDtQfK0" text:style-name="Internet_20_link" text:visited-style-name="Visited_20_Internet_20_Link"><text:span text:style-name="T1">Purdy misle</text:span></text:a><text:a xlink:type="simple" xlink:href="https://www.youtube.com/watch?v=uFSEgDtQfK0" text:style-name="Internet_20_link" text:visited-style-name="Visited_20_Internet_20_Link"><text:span text:style-name="T12">d</text:span></text:a><text:a xlink:type="simple" xlink:href="https://www.youtube.com/watch?v=uFSEgDtQfK0" text:style-name="Internet_20_link" text:visited-style-name="Visited_20_Internet_20_Link"><text:span text:style-name="T1"> about SCMC</text:span></text:a><text:span text:style-name="T1">)</text:span></text:p>
              </text:list-item>
              <text:list-item>
                <text:p text:style-name="P30"><text:span text:style-name="T1">The video "Windows of Heaven" </text:span><text:a xlink:type="simple" xlink:href="http://mormonlit.byu.edu/lit_work.php?w_id=15090" text:style-name="Internet_20_link" text:visited-style-name="Visited_20_Internet_20_Link"><text:span text:style-name="T1">misl</text:span></text:a><text:a xlink:type="simple" xlink:href="http://mormonlit.byu.edu/lit_work.php?w_id=15090" text:style-name="Internet_20_link" text:visited-style-name="Visited_20_Internet_20_Link"><text:span text:style-name="T10">ed</text:span></text:a><text:a xlink:type="simple" xlink:href="http://mormonlit.byu.edu/lit_work.php?w_id=15090" text:style-name="Internet_20_link" text:visited-style-name="Visited_20_Internet_20_Link"><text:span text:style-name="T1"> members about the connection between Lorenzo Snow, tithing, and rainfall</text:span></text:a><text:span text:style-name="T1">.</text:span></text:p>
              </text:list-item>
              <text:list-item>
                <text:p text:style-name="P30"><text:span text:style-name="T1">First chapter of Brigham Young manual </text:span><text:a xlink:type="simple" xlink:href="https://www.lds.org/bc/content/shared/content/english/pdf/language-materials/35554_eng.pdf?lang=eng" text:style-name="Internet_20_link" text:visited-style-name="Visited_20_Internet_20_Link"><text:span text:style-name="T1">present</text:span></text:a><text:a xlink:type="simple" xlink:href="https://www.lds.org/bc/content/shared/content/english/pdf/language-materials/35554_eng.pdf?lang=eng" text:style-name="Internet_20_link" text:visited-style-name="Visited_20_Internet_20_Link"><text:span text:style-name="T10">ed</text:span></text:a><text:a xlink:type="simple" xlink:href="https://www.lds.org/bc/content/shared/content/english/pdf/language-materials/35554_eng.pdf?lang=eng" text:style-name="Internet_20_link" text:visited-style-name="Visited_20_Internet_20_Link"><text:span text:style-name="T1"> him as a monogamist</text:span></text:a><text:span text:style-name="T1">.</text:span></text:p>
              </text:list-item>
              <text:list-item>
                <text:p text:style-name="P31"><text:span text:style-name="T1">The Church and its missionaries mislead </text:span><text:span text:style-name="T13">to some extent </text:span><text:span text:style-name="T1">when they </text:span><text:span text:style-name="T13">say </text:span><text:span text:style-name="T1">that </text:span><text:a xlink:type="simple" xlink:href="https://www.mormon.org/faq/no-paid-clergy" text:style-name="Internet_20_link" text:visited-style-name="Visited_20_Internet_20_Link"><text:span text:style-name="T1">the Church has no paid clergy</text:span></text:a><text:span text:style-name="T1"> (</text:span><text:a xlink:type="simple" xlink:href="http://en.fairmormon.org/Mormonism_and_church_finances/No_paid_ministry" text:style-name="Internet_20_link" text:visited-style-name="Visited_20_Internet_20_Link"><text:span text:style-name="T13">General Authorities and full-time seminary/institute teachers are financially compensated</text:span></text:a><text:span text:style-name="T13">)</text:span></text:p>
              </text:list-item>
            </text:list>
          </table:table-cell>
        </table:table-row>
        <text:soft-page-break/>
        <table:table-row table:style-name="Table1.1">
          <table:table-cell table:style-name="Table1.C1" office:value-type="string">
            <text:p text:style-name="P6">Institutions should be transparent</text:p>
          </table:table-cell>
          <table:table-cell table:style-name="Table1.A1" office:value-type="string">
            <text:p text:style-name="Standard"><text:span text:style-name="T1">“I think in the past there was a tendency to keep a lot of the records closed or at least not give access to information. But the world has changed in the last generation—with the access to information on the Internet, we can’t continue that pattern; I think we need to continue to be more open.” (</text:span><text:a xlink:type="simple" xlink:href="http://mi.byu.edu/truth-in-church-history-excerpts-from-the-religious-educators-qa-with-elder-steven-snow/" text:style-name="Internet_20_link" text:visited-style-name="Visited_20_Internet_20_Link"><text:span text:style-name="T1">Truth in Church History: Excerpts from the Religious Educator’s Q&amp;A with Elder Steven Snow</text:span></text:a><text:span text:style-name="T1">)</text:span></text:p>
            <text:p text:style-name="P12"/>
            <text:p text:style-name="Standard"><text:span text:style-name="T1">“The Church is dedicated to transparency and has donated precious resources to provide new insights and offer even more context to the story of the Restoration through the Joseph Smith Papers website and the Gospel Topics essays on LDS.org.” (Sep 2015, M. Russell Ballard, </text:span><text:a xlink:type="simple" xlink:href="https://www.lds.org/prophets-and-apostles/unto-all-the-world/to-the-saints-in-the-utah-south-area?lang=eng" text:style-name="Internet_20_link" text:visited-style-name="Visited_20_Internet_20_Link"><text:span text:style-name="T1">To the Saints in the Utah South Area</text:span></text:a><text:span text:style-name="T1">)</text:span></text:p>
          </table:table-cell>
          <table:table-cell table:style-name="Table1.C1" office:value-type="string">
            <text:p text:style-name="P6"><text:span text:style-name="T19">Hide</text:span> what is not faith promoting</text:p>
          </table:table-cell>
          <table:table-cell table:style-name="Table1.C1" office:value-type="string">
            <text:p text:style-name="Standard"><text:span text:style-name="T1">“There is a temptation for the writer or the teacher of Church history to want to tell everything, whether it is worthy or faith promoting or not. Some things that are true are not very useful…The writer or teacher who has an exaggerated loyalty to the theory that everything must be told is laying a foundation for his own judgment…The Lord made it clear that some things are to be taught selectively…” (1981, Boyd K. Packer, </text:span><text:a xlink:type="simple" xlink:href="https://archive.org/details/TheMantleIsFarFarGreaterThanTheIntellect" text:style-name="Internet_20_link" text:visited-style-name="Visited_20_Internet_20_Link"><text:span text:style-name="T1">The Mantle is Far, Far Greater Than the Intellect</text:span></text:a><text:span text:style-name="T1">)</text:span></text:p>
            <text:p text:style-name="P12"/>
            <text:p text:style-name="Standard"><text:span text:style-name="T1">The 1832 account of the First Vision </text:span><text:a xlink:type="simple" xlink:href="https://mormonbandwagon.com/bwv549/1832-first-vision-account-suppressed-least-11-years/" text:style-name="Internet_20_link" text:visited-style-name="Visited_20_Internet_20_Link"><text:span text:style-name="T1">was suppressed for at least 11 years</text:span></text:a><text:span text:style-name="T1">.</text:span></text:p>
          </table:table-cell>
        </table:table-row>
        <table:table-row table:style-name="Table1.1">
          <table:table-cell table:style-name="Table1.C1" office:value-type="string">
            <text:p text:style-name="P6">Institutions should apologize</text:p>
          </table:table-cell>
          <table:table-cell table:style-name="Table1.A1" office:value-type="string">
            <text:p text:style-name="Standard"><text:span text:style-name="T1">LDS member Lorna Fejo helped Prime Minister Kevin Rudd prepare “a historic apology to indigenous Australians”. (April 2008, Mormon Newsroom, </text:span><text:a xlink:type="simple" xlink:href="http://www.mormonnewsroom.org/article/mormon-grandmother-helps-australian-prime-minister-say--sorry-" text:style-name="Internet_20_link" text:visited-style-name="Visited_20_Internet_20_Link"><text:span text:style-name="T1">Mormon Grandmother Helps Australian Prime Minister Say ‘Sorry’</text:span></text:a><text:span text:style-name="T1">)</text:span></text:p>
          </table:table-cell>
          <table:table-cell table:style-name="Table1.C1" office:value-type="string">
            <text:p text:style-name="P6">The Church does not apologize</text:p>
          </table:table-cell>
          <table:table-cell table:style-name="Table1.C1" office:value-type="string">
            <text:p text:style-name="Standard"><text:span text:style-name="T1">“The church doesn’t ‘seek apologies’,” </text:span><text:span text:style-name="T3">[Dallin H. Oaks] </text:span><text:span text:style-name="T1">said, ‘and we don’t give them.’” (</text:span><text:span text:style-name="T15">Jan</text:span><text:span text:style-name="T1"> 201</text:span><text:span text:style-name="T15">5</text:span><text:span text:style-name="T1">, Salt Lake Tribune, </text:span><text:a xlink:type="simple" xlink:href="http://www.sltrib.com/lifestyle/faith/2108746-155/we-all-can-be-more-civil" text:style-name="Internet_20_link" text:visited-style-name="Visited_20_Internet_20_Link"><text:span text:style-name="T1">We all can be more civil on LGBT issues, Mormon leader says</text:span></text:a><text:span text:style-name="T1">)</text:span></text:p>
            <text:p text:style-name="P12"/>
            <text:p text:style-name="P1"><text:span text:style-name="T1">According to an Associated Press article </text:span><text:span text:style-name="T4">which recorded Elder Eyring having expressed “profound regret” over the Mountain Meadows Massacre</text:span><text:span text:style-name="T1">: “Church leaders were adamant that the statement should not be construed as an apology. ‘We don’t use the word “apology.” We used “profound regret,”’ church spokesman Mark Tuttle told The Associated Press.” (Sep 2007, USA Today, </text:span><text:a xlink:type="simple" xlink:href="http://usatoday30.usatoday.com/news/nation/2007-09-11-938047941_x.htm" text:style-name="Internet_20_link" text:visited-style-name="Visited_20_Internet_20_Link"><text:span text:style-name="T1">Mormon church regrets 1857 massacre</text:span></text:a><text:span text:style-name="T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08:04.028517859</meta:creation-date>
    <dc:date>2016-12-20T11:16:45.424122375</dc:date>
    <meta:editing-duration>PT3H55M14S</meta:editing-duration>
    <meta:editing-cycles>54</meta:editing-cycles>
    <meta:generator>LibreOffice/5.2.3.3$Linux_X86_64 LibreOffice_project/20m0$Build-3</meta:generator>
    <meta:document-statistic meta:table-count="1" meta:image-count="0" meta:object-count="0" meta:page-count="4" meta:paragraph-count="81" meta:word-count="2147" meta:character-count="12733" meta:non-whitespace-character-count="10668"/>
  </office:meta>
</office:document-meta>
</file>